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1" style:family="table">
      <style:table-properties style:width="17.029cm" fo:margin-left="-0.016cm" fo:margin-right="-0.012cm" table:align="margins"/>
    </style:style>
    <style:style style:name="Таблица21.A" style:family="table-column">
      <style:table-column-properties style:column-width="0.609cm" style:rel-column-width="2341*"/>
    </style:style>
    <style:style style:name="Таблица21.B" style:family="table-column">
      <style:table-column-properties style:column-width="13.785cm" style:rel-column-width="53051*"/>
    </style:style>
    <style:style style:name="Таблица21.C" style:family="table-column">
      <style:table-column-properties style:column-width="2.635cm" style:rel-column-width="10143*"/>
    </style:style>
    <style:style style:name="Таблица2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22" style:family="table">
      <style:table-properties style:width="17.029cm" fo:margin-left="-0.016cm" fo:margin-right="-0.012cm" table:align="margins"/>
    </style:style>
    <style:style style:name="Таблица22.A" style:family="table-column">
      <style:table-column-properties style:column-width="0.609cm" style:rel-column-width="2341*"/>
    </style:style>
    <style:style style:name="Таблица22.B" style:family="table-column">
      <style:table-column-properties style:column-width="13.785cm" style:rel-column-width="53051*"/>
    </style:style>
    <style:style style:name="Таблица22.C" style:family="table-column">
      <style:table-column-properties style:column-width="2.635cm" style:rel-column-width="10143*"/>
    </style:style>
    <style:style style:name="Таблица22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5<text:tab/>07.03.2014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">!</text:p>
          </table:table-cell>
          <table:table-cell table:style-name="Таблица22.A1" office:value-type="string">
            <text:p text:style-name="P4">Изменён интерфейс класса периодической задачи — добавлен параметр в метод <text:span text:style-name="T3">execute</text:span>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отправки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05">CMFIVE-605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<text:span text:style-name="T1">Сервис формирования настраиваемых событ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7">CMFIVE-60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формирования текста сообщений по шаблону</text:p>
          </table:table-cell>
          <table:table-cell table:style-name="Таблица22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Реализовано прерывание периодических задач при превышении лимита времени с отправкой уведомления администратору</text:p>
          </table:table-cell>
          <table:table-cell table:style-name="Таблица22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Возможность настройки режима загрузки данных из <text:span text:style-name="T3">CSV-</text:span>файла: с перезаписью или без неё</text:p>
          </table:table-cell>
          <table:table-cell table:style-name="Таблица22.A1" office:value-type="string">
            <text:p text:style-name="Text_20_body"><text:a xlink:type="simple" xlink:href="https://jira.inttrust.ru:8443/browse/CMFIVE-552">CMFIVE-55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<text:span text:style-name="T1">Публичные сервисы получения состава динамических групп и контекстных роле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2">CMFIVE-60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отправки уведомлений из процессов <text:span text:style-name="T3">Activiti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6">CMFIVE-606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Компонент формирования ссылок для сервиса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13">CMFIVE-613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Метод <text:span text:style-name="T3">CollectionService.isCollectionEmpty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25">CMFIVE-62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Точка расширения операции смены статуса доменного объекта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Поддержка разных типов полей дат </text:span>(dateTimeWithTimeZone, timelessDate) <text:span text:style-name="T1">виджетом </text:span>date-box</text:p>
          </table:table-cell>
          <table:table-cell table:style-name="Таблица22.A1" office:value-type="string">
            <text:p text:style-name="Text_20_body"><text:a xlink:type="simple" xlink:href="https://jira.inttrust.ru:8443/browse/CMFIVE-372">CMFIVE-37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Расширена конфигурация столбцов с датами в отображении коллекц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85">CMFIVE-38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Дополнительные настройки представления коллекций: ограничение изменения размеров столбца, обрезка длинного значения или перенос на другую строку, отображение значений в виде пиктограмм, подключение собственного компонента отображения значен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4">Удаление объекта выбрасывало ошибку, даже если объект был успешно удалён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-</text:p>
          </table:table-cell>
          <table:table-cell table:style-name="Таблица22.A1" office:value-type="string">
            <text:p text:style-name="P4"><text:span text:style-name="T3">Maven-plugin-jboss-as-ex </text:span>не работает с <text:span text:style-name="T3">maven_3.1.1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38">CMFIVE-638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NullPointerException <text:span text:style-name="T1">в </text:span>DateBoxWidgetHandler</text:p>
          </table:table-cell>
          <table:table-cell table:style-name="Таблица22.A1" office:value-type="string">
            <text:p text:style-name="Text_20_body"><text:a xlink:type="simple" xlink:href="https://jira.inttrust.ru:8443/browse/CMFIVE-649">CMFIVE-649</text:a></text:p>
          </table:table-cell>
        </table:table-row>
        <table:table-row>
          <table:table-cell table:style-name="Таблица22.A1" office:value-type="string">
            <text:p text:style-name="P2">*</text:p>
          </table:table-cell>
          <table:table-cell table:style-name="Таблица22.A1" office:value-type="string">
            <text:p text:style-name="P4">При импорте из <text:span text:style-name="T3">CSV-</text:span>файла не производится обновление объекта, если он существует и не изменялся</text:p>
          </table:table-cell>
          <table:table-cell table:style-name="Таблица22.A1" office:value-type="string">
            <text:p text:style-name="Text_20_body"><text:a xlink:type="simple" xlink:href="https://jira.inttrust.ru:8443/browse/CMFIVE-639">CMFIVE-639</text:a></text:p>
          </table:table-cell>
        </table:table-row>
      </table:table>
      <text:h text:style-name="P11" text:outline-level="2">0.5.7-4<text:tab/>25.02.2014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3">!</text:p>
          </table:table-cell>
          <table:table-cell table:style-name="Таблица21.A1" office:value-type="string">
            <text:p text:style-name="P4">Изменился тип поля доменного объекта <text:span text:style-name="T3">schedule, </text:span>требуется пересоздание БД</text:p>
          </table:table-cell>
          <table:table-cell table:style-name="Таблица21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1.A1" office:value-type="string">
            <text:p text:style-name="P3">*</text:p>
          </table:table-cell>
          <table:table-cell table:style-name="Таблица21.A1" office:value-type="string">
            <text:p text:style-name="P4">Методы <text:span text:style-name="T3">AttachmentService, CrudService, PersonManagementService, ReportServiceAdmin, ScheduleService </text:span>выбрасывают <text:span text:style-name="T3">UnexpectedException </text:span>вместо внутренних исключений платформы</text:p>
          </table:table-cell>
          <table:table-cell table:style-name="Таблица21.A1" office:value-type="string">
            <text:p text:style-name="Text_20_body"><text:a xlink:type="simple" xlink:href="https://jira.inttrust.ru:8443/browse/CMFIVE-569">CMFIVE-569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Шаблон проекта с настройками <text:span text:style-name="T3">Solr; </text:span>изменён способ деплоя <text:span text:style-name="T3">Solr </text:span>на сервер приложений <text:span text:style-name="T3">JBoss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81">CMFIVE-581</text:a></text:p>
          </table:table-cell>
        </table:table-row>
        <text:soft-page-break/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Добавлен способ настройки строки, трактуемой как значение <text:span text:style-name="T3">NULL </text:span>при импорте данных из <text:span text:style-name="T3">CSV-</text:span>файла</text:p>
          </table:table-cell>
          <table:table-cell table:style-name="Таблица21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<text:span text:style-name="T1">Исправлены настройки </text:span>Jboss <text:span text:style-name="T1">для поддержки кодировки </text:span>UTF-8 <text:span text:style-name="T1">в запросах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4">Не работает фильтрация по <text:span text:style-name="T3">TimelessDate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2">CMFIVE-592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7">GUI: <text:span text:style-name="T1">Некорректное развёртывание дерева навигации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0">CMFIVE-590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 отображается форма поиска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621">CMFIVE-621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Исправлены стили для </text:span>Hierarchy Browser</text:p>
          </table:table-cell>
          <table:table-cell table:style-name="Таблица21.A1" office:value-type="string">
            <text:p text:style-name="Text_20_body"><text:a xlink:type="simple" xlink:href="https://jira.inttrust.ru:8443/browse/CMFIVE-547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нтерфейс транзакционного кэша сделан доступным для клиентов <text:span text:style-name="T3">dao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75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зменён способ выбора реализации сервиса хранения данных (БД/<text:span text:style-name="T3">FileNet)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1">CMFIVE-591</text:a></text:p>
          </table:table-cell>
        </table:table-row>
      </table:table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ext:soft-page-break/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ext:soft-page-break/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ext:soft-page-break/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ext:soft-page-break/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ext:soft-page-break/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ext:soft-page-break/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ext:soft-page-break/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ext:soft-page-break/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ext:soft-page-break/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<text:soft-page-break/>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3-20T22:51:39.09</dc:date>
    <meta:editing-duration>P2DT1H3M9S</meta:editing-duration>
    <meta:editing-cycles>39</meta:editing-cycles>
    <meta:generator>OpenOffice.org/3.3$Win32 OpenOffice.org_project/330m20$Build-9567</meta:generator>
    <meta:document-statistic meta:table-count="22" meta:image-count="0" meta:object-count="0" meta:page-count="12" meta:paragraph-count="776" meta:word-count="3000" meta:character-count="22845"/>
  </office:meta>
</office:document-meta>
</file>